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Odd sum</text:span></text:h>
      <text:h text:style-name="Default"><text:s text:c="1"/>2<text:s text:c="2"/><text:span text:style-name="style2">//Problem no :<text:s text:c="2"/>10783</text:span></text:h>
      <text:h text:style-name="Default"><text:s text:c="1"/>3<text:s text:c="2"/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text:span text:style-name="style10">{</text:span></text:h>
      <text:h text:style-name="Default"><text:s text:c="1"/>7<text:s text:c="2"/><text:s text:c="8"/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,</text:span><text:span text:style-name="style11">n</text:span><text:span text:style-name="style10">,</text:span><text:span text:style-name="style11">m</text:span><text:span text:style-name="style10">;</text:span></text:h>
      <text:h text:style-name="Default"><text:s text:c="1"/>8<text:s text:c="2"/></text:h>
      <text:h text:style-name="Default"><text:s text:c="1"/>9<text:s text:c="2"/><text:s text:c="8"/><text:span text:style-name="style11">scanf</text:span><text:span text:style-name="style10">(</text:span><text:span text:style-name="style6">"%d"</text:span><text:span text:style-name="style10">,&amp;</text:span><text:span text:style-name="style11">i</text:span><text:span text:style-name="style10">);</text:span></text:h>
      <text:h text:style-name="Default">10<text:s text:c="2"/><text:s text:c="8"/><text:span text:style-name="style5">for</text:span><text:span text:style-name="style10">(</text:span><text:span text:style-name="style11">j</text:span><text:span text:style-name="style10">=</text:span><text:span text:style-name="style4">1</text:span><text:span text:style-name="style10">;</text:span><text:span text:style-name="style11">j</text:span><text:span text:style-name="style10">&lt;=</text:span><text:span text:style-name="style11">i</text:span><text:span text:style-name="style10">;</text:span><text:span text:style-name="style11">j</text:span><text:span text:style-name="style10">++)</text:span></text:h>
      <text:h text:style-name="Default">11<text:s text:c="2"/><text:s text:c="8"/><text:span text:style-name="style10">{</text:span></text:h>
      <text:h text:style-name="Default">12<text:s text:c="2"/><text:s text:c="12"/><text:span text:style-name="style11">scanf</text:span><text:span text:style-name="style10">(</text:span><text:span text:style-name="style6">"%d %d"</text:span><text:span text:style-name="style10">,&amp;</text:span><text:span text:style-name="style11">n</text:span><text:span text:style-name="style10">,&amp;</text:span><text:span text:style-name="style11">m</text:span><text:span text:style-name="style10">);</text:span></text:h>
      <text:h text:style-name="Default">13<text:s text:c="2"/><text:s text:c="12"/><text:span text:style-name="style5">int </text:span><text:span text:style-name="style11">s</text:span><text:span text:style-name="style10">=</text:span><text:span text:style-name="style4">0</text:span><text:span text:style-name="style10">;</text:span></text:h>
      <text:h text:style-name="Default">14<text:s text:c="2"/><text:s text:c="12"/><text:span text:style-name="style5">if</text:span><text:span text:style-name="style10">(</text:span><text:span text:style-name="style11">n</text:span><text:span text:style-name="style10">%</text:span><text:span text:style-name="style4">2</text:span><text:span text:style-name="style10">==</text:span><text:span text:style-name="style4">0</text:span><text:span text:style-name="style10">)</text:span></text:h>
      <text:h text:style-name="Default">15<text:s text:c="2"/><text:s text:c="15"/><text:span text:style-name="style10">{</text:span></text:h>
      <text:h text:style-name="Default">16<text:s text:c="2"/><text:s text:c="24"/><text:span text:style-name="style11">n</text:span><text:span text:style-name="style10">=</text:span><text:span text:style-name="style11">n</text:span><text:span text:style-name="style10">+</text:span><text:span text:style-name="style4">1</text:span><text:span text:style-name="style10">;</text:span></text:h>
      <text:h text:style-name="Default">17<text:s text:c="2"/><text:s text:c="15"/><text:span text:style-name="style10">}</text:span></text:h>
      <text:h text:style-name="Default">18<text:s text:c="2"/><text:s text:c="15"/><text:span text:style-name="style5">else</text:span></text:h>
      <text:h text:style-name="Default">19<text:s text:c="2"/><text:s text:c="15"/><text:span text:style-name="style10">{</text:span></text:h>
      <text:h text:style-name="Default">20<text:s text:c="2"/><text:s text:c="24"/><text:span text:style-name="style11">n</text:span><text:span text:style-name="style10">=</text:span><text:span text:style-name="style11">n</text:span><text:span text:style-name="style10">;</text:span></text:h>
      <text:h text:style-name="Default">21<text:s text:c="2"/><text:s text:c="15"/><text:span text:style-name="style10">}</text:span></text:h>
      <text:h text:style-name="Default">22<text:s text:c="2"/></text:h>
      <text:h text:style-name="Default">23<text:s text:c="2"/><text:s text:c="16"/><text:span text:style-name="style5">for</text:span><text:span text:style-name="style10">(</text:span><text:span text:style-name="style11">k</text:span><text:span text:style-name="style10">=</text:span><text:span text:style-name="style11">n</text:span><text:span text:style-name="style10">;</text:span><text:span text:style-name="style11">k</text:span><text:span text:style-name="style10">&lt;=</text:span><text:span text:style-name="style11">m</text:span><text:span text:style-name="style10">;</text:span><text:span text:style-name="style11">k</text:span><text:span text:style-name="style10">+=</text:span><text:span text:style-name="style4">2</text:span><text:span text:style-name="style10">)</text:span></text:h>
      <text:h text:style-name="Default">24<text:s text:c="2"/><text:s text:c="16"/><text:span text:style-name="style10">{</text:span></text:h>
      <text:h text:style-name="Default">25<text:s text:c="2"/><text:s text:c="24"/><text:span text:style-name="style11">s</text:span><text:span text:style-name="style10">=</text:span><text:span text:style-name="style11">s</text:span><text:span text:style-name="style10">+</text:span><text:span text:style-name="style11">k</text:span><text:span text:style-name="style10">;</text:span></text:h>
      <text:h text:style-name="Default">26<text:s text:c="2"/><text:s text:c="16"/><text:span text:style-name="style10">}</text:span></text:h>
      <text:h text:style-name="Default">27<text:s text:c="2"/><text:s text:c="16"/><text:span text:style-name="style11">printf</text:span><text:span text:style-name="style10">(</text:span><text:span text:style-name="style6">"Case %d: %d\n"</text:span><text:span text:style-name="style10">,</text:span><text:span text:style-name="style11">j</text:span><text:span text:style-name="style10">,</text:span><text:span text:style-name="style11">s</text:span><text:span text:style-name="style10">);</text:span></text:h>
      <text:h text:style-name="Default">28<text:s text:c="2"/><text:s text:c="8"/><text:span text:style-name="style10">}</text:span></text:h>
      <text:h text:style-name="Default">29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